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3A000001C296E55A9F.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Header">
      <style:text-properties fo:font-size="40pt" fo:text-shadow="1pt 1pt" style:font-size-asian="35pt" style:font-size-complex="40pt"/>
    </style:style>
    <style:style style:name="P2" style:family="paragraph" style:parent-style-name="Standard">
      <style:paragraph-properties fo:text-align="start" style:justify-single-word="false"/>
      <style:text-properties officeooo:paragraph-rsid="0007056d"/>
    </style:style>
    <style:style style:name="P3" style:family="paragraph" style:parent-style-name="Standard">
      <style:paragraph-properties fo:text-align="start" style:justify-single-word="false"/>
      <style:text-properties fo:font-size="18pt" officeooo:rsid="0015adf0" officeooo:paragraph-rsid="0015adf0" fo:background-color="#ccff00" style:font-size-asian="15.75pt" style:font-size-complex="18pt"/>
    </style:style>
    <style:style style:name="P4" style:family="paragraph" style:parent-style-name="Standard">
      <style:paragraph-properties fo:text-align="start" style:justify-single-word="false"/>
      <style:text-properties fo:font-size="18pt" fo:language="es" fo:country="ES" style:text-underline-style="solid" style:text-underline-width="auto" style:text-underline-color="font-color" officeooo:rsid="0015d7b0" officeooo:paragraph-rsid="0015adf0" fo:background-color="#ffff99" style:font-size-asian="15.75pt" style:font-size-complex="18pt"/>
    </style:style>
    <style:style style:name="P5" style:family="paragraph" style:parent-style-name="Standard">
      <style:paragraph-properties fo:text-align="start" style:justify-single-word="false"/>
      <style:text-properties fo:font-size="18pt" fo:language="es" fo:country="ES" style:text-underline-style="solid" style:text-underline-width="auto" style:text-underline-color="font-color" officeooo:rsid="0015adf0" officeooo:paragraph-rsid="0015adf0" fo:background-color="#ffff99" style:font-size-asian="15.75pt" style:font-size-complex="18pt"/>
    </style:style>
    <style:style style:name="P6" style:family="paragraph" style:parent-style-name="Standard">
      <style:paragraph-properties fo:text-align="start" style:justify-single-word="false"/>
      <style:text-properties fo:font-size="18pt" fo:language="es" fo:country="ES" style:text-underline-style="solid" style:text-underline-width="auto" style:text-underline-color="font-color" officeooo:rsid="0015d7b0" officeooo:paragraph-rsid="0018ead1" fo:background-color="#ffff99" style:font-size-asian="18pt" style:font-size-complex="18pt"/>
    </style:style>
    <style:style style:name="P7" style:family="paragraph" style:parent-style-name="Standard">
      <style:paragraph-properties fo:text-align="start" style:justify-single-word="false"/>
      <style:text-properties fo:font-size="18pt" fo:language="es" fo:country="ES" style:text-underline-style="solid" style:text-underline-width="auto" style:text-underline-color="font-color" officeooo:rsid="0015adf0" officeooo:paragraph-rsid="0015adf0" fo:background-color="#dddddd" style:font-size-asian="15.75pt" style:font-size-complex="18pt"/>
    </style:style>
    <style:style style:name="P8" style:family="paragraph" style:parent-style-name="Standard">
      <style:paragraph-properties fo:text-align="start" style:justify-single-word="false"/>
      <style:text-properties fo:font-size="18pt" fo:language="es" fo:country="ES" style:text-underline-style="solid" style:text-underline-width="auto" style:text-underline-color="font-color" officeooo:rsid="00205502" officeooo:paragraph-rsid="00205502" fo:background-color="#ffffff" style:font-size-asian="15.75pt" style:font-size-complex="18pt"/>
    </style:style>
    <style:style style:name="P9" style:family="paragraph" style:parent-style-name="Standard">
      <style:paragraph-properties fo:text-align="start" style:justify-single-word="false"/>
      <style:text-properties fo:font-size="18pt" fo:language="es" fo:country="ES" style:text-underline-style="none" officeooo:rsid="0015d7b0" officeooo:paragraph-rsid="0015d7b0" fo:background-color="#ffff99" style:font-size-asian="15.75pt" style:font-size-complex="18pt"/>
    </style:style>
    <style:style style:name="P10" style:family="paragraph" style:parent-style-name="Standard">
      <style:paragraph-properties fo:text-align="start" style:justify-single-word="false"/>
      <style:text-properties fo:font-size="18pt" fo:language="es" fo:country="ES" style:text-underline-style="none" officeooo:rsid="0018ead1" officeooo:paragraph-rsid="0018ead1" fo:background-color="#ffff99" style:font-size-asian="15.75pt" style:font-size-complex="18pt"/>
    </style:style>
    <style:style style:name="P11" style:family="paragraph" style:parent-style-name="Standard">
      <style:paragraph-properties fo:text-align="start" style:justify-single-word="false"/>
      <style:text-properties fo:font-size="18pt" fo:language="es" fo:country="ES" style:text-underline-style="none" officeooo:rsid="0015d7b0" officeooo:paragraph-rsid="0018ead1" fo:background-color="#ffff99" style:font-size-asian="18pt" style:font-size-complex="18pt"/>
    </style:style>
    <style:style style:name="P12" style:family="paragraph" style:parent-style-name="Standard">
      <style:paragraph-properties fo:text-align="start" style:justify-single-word="false"/>
      <style:text-properties fo:font-size="18pt" fo:language="es" fo:country="ES" style:text-underline-style="none" officeooo:rsid="00205502" officeooo:paragraph-rsid="00205502" fo:background-color="#ffffff" style:font-size-asian="15.75pt" style:font-size-complex="18pt"/>
    </style:style>
    <style:style style:name="P13" style:family="paragraph" style:parent-style-name="Standard">
      <style:paragraph-properties fo:text-align="start" style:justify-single-word="false"/>
      <style:text-properties fo:font-size="18pt" fo:language="es" fo:country="ES" style:text-underline-style="none" officeooo:rsid="0021928e" officeooo:paragraph-rsid="0021928e" fo:background-color="#ffffff" style:font-size-asian="15.75pt" style:font-size-complex="18pt"/>
    </style:style>
    <style:style style:name="P14" style:family="paragraph" style:parent-style-name="Standard">
      <style:paragraph-properties fo:text-align="start" style:justify-single-word="false"/>
      <style:text-properties fo:font-size="18pt" fo:language="es" fo:country="ES" style:text-underline-style="none" officeooo:rsid="0021928e" officeooo:paragraph-rsid="00205502" fo:background-color="#ffffff" style:font-size-asian="15.75pt" style:font-size-complex="18pt"/>
    </style:style>
    <style:style style:name="P15" style:family="paragraph" style:parent-style-name="Standard">
      <style:paragraph-properties fo:text-align="start" style:justify-single-word="false"/>
      <style:text-properties fo:font-size="12pt" fo:font-style="normal" style:text-underline-style="none" fo:font-weight="normal" officeooo:rsid="001115fb" officeooo:paragraph-rsid="001115fb" style:font-size-asian="10.5pt" style:font-style-asian="normal" style:font-weight-asian="normal" style:font-size-complex="12pt" style:font-style-complex="normal" style:font-weight-complex="normal"/>
    </style:style>
    <style:style style:name="P16" style:family="paragraph" style:parent-style-name="Standard">
      <style:paragraph-properties fo:text-align="start" style:justify-single-word="false"/>
      <style:text-properties fo:font-size="12pt" fo:font-style="normal" style:text-underline-style="none" fo:font-weight="normal" officeooo:rsid="0012daab" officeooo:paragraph-rsid="0012daab" style:font-size-asian="10.5pt" style:font-style-asian="normal" style:font-weight-asian="normal" style:font-size-complex="12pt" style:font-style-complex="normal" style:font-weight-complex="normal"/>
    </style:style>
    <style:style style:name="P17" style:family="paragraph" style:parent-style-name="Standard">
      <style:paragraph-properties fo:text-align="start" style:justify-single-word="false"/>
      <style:text-properties style:text-underline-style="solid" style:text-underline-width="auto" style:text-underline-color="font-color" officeooo:paragraph-rsid="0015adf0" fo:background-color="#dddddd"/>
    </style:style>
    <style:style style:name="P18" style:family="paragraph" style:parent-style-name="Standard">
      <style:paragraph-properties fo:text-align="start" style:justify-single-word="false"/>
      <style:text-properties fo:language="es" fo:country="ES" officeooo:paragraph-rsid="0007056d" fo:background-color="#66ffff"/>
    </style:style>
    <style:style style:name="P19" style:family="paragraph" style:parent-style-name="Standard">
      <style:paragraph-properties fo:text-align="start" style:justify-single-word="false"/>
      <style:text-properties fo:language="es" fo:country="ES" officeooo:rsid="0007056d" officeooo:paragraph-rsid="0007056d" fo:background-color="#66ffff"/>
    </style:style>
    <style:style style:name="P20" style:family="paragraph" style:parent-style-name="Standard">
      <style:paragraph-properties fo:text-align="start" style:justify-single-word="false"/>
      <style:text-properties fo:language="es" fo:country="ES" officeooo:paragraph-rsid="0015adf0" fo:background-color="#ff99ff"/>
    </style:style>
    <style:style style:name="P21" style:family="paragraph" style:parent-style-name="Standard">
      <style:paragraph-properties fo:text-align="start" style:justify-single-word="false"/>
      <style:text-properties fo:language="es" fo:country="ES" fo:text-shadow="1pt 1pt" officeooo:paragraph-rsid="0007056d" fo:background-color="#66ffff"/>
    </style:style>
    <style:style style:name="P22" style:family="paragraph" style:parent-style-name="Standard">
      <style:paragraph-properties fo:text-align="start" style:justify-single-word="false"/>
      <style:text-properties style:text-underline-style="none" officeooo:rsid="0015adf0" officeooo:paragraph-rsid="0015adf0" fo:background-color="#ffff99"/>
    </style:style>
    <style:style style:name="P23" style:family="paragraph" style:parent-style-name="Footer">
      <style:text-properties officeooo:paragraph-rsid="001b93aa"/>
    </style:style>
    <style:style style:name="P24" style:family="paragraph" style:parent-style-name="Text_20_body">
      <style:paragraph-properties fo:text-align="start" style:justify-single-word="false"/>
      <style:text-properties fo:font-size="28pt" fo:language="es" fo:country="ES" officeooo:rsid="0008fd13" officeooo:paragraph-rsid="0008fd13" style:font-size-asian="24.5pt" style:font-size-complex="28pt"/>
    </style:style>
    <style:style style:name="P25" style:family="paragraph" style:parent-style-name="Text_20_body">
      <style:paragraph-properties fo:text-align="start" style:justify-single-word="false"/>
      <style:text-properties fo:font-size="28pt" fo:language="es" fo:country="ES" officeooo:rsid="0008fd13" officeooo:paragraph-rsid="0008fd13" fo:background-color="#ccff66" style:font-size-asian="24.5pt" style:font-size-complex="28pt"/>
    </style:style>
    <style:style style:name="P26" style:family="paragraph" style:parent-style-name="Text_20_body">
      <style:paragraph-properties fo:text-align="start" style:justify-single-word="false"/>
      <style:text-properties fo:font-size="28pt" fo:language="es" fo:country="ES" style:text-underline-style="solid" style:text-underline-width="auto" style:text-underline-color="font-color" officeooo:rsid="0008fd13" officeooo:paragraph-rsid="0008fd13" style:font-size-asian="24.5pt" style:font-size-complex="28pt"/>
    </style:style>
    <style:style style:name="P27" style:family="paragraph" style:parent-style-name="Text_20_body">
      <style:paragraph-properties fo:text-align="start" style:justify-single-word="false">
        <style:tab-stops>
          <style:tab-stop style:position="8.864cm"/>
        </style:tab-stops>
      </style:paragraph-properties>
      <style:text-properties fo:font-size="18pt" fo:language="es" fo:country="ES" style:text-underline-style="solid" style:text-underline-width="auto" style:text-underline-color="font-color" officeooo:rsid="000b5a25" officeooo:paragraph-rsid="000dd883" style:font-size-asian="18pt" style:font-size-complex="18pt"/>
    </style:style>
    <style:style style:name="P28" style:family="paragraph" style:parent-style-name="Text_20_body">
      <style:text-properties fo:font-size="18pt" fo:language="es" fo:country="ES" style:text-underline-style="solid" style:text-underline-width="auto" style:text-underline-color="font-color" officeooo:rsid="000c5dcd" officeooo:paragraph-rsid="000f4e38" style:font-size-asian="18pt" style:font-size-complex="18pt"/>
    </style:style>
    <style:style style:name="P29" style:family="paragraph" style:parent-style-name="Text_20_body">
      <style:paragraph-properties fo:text-align="start" style:justify-single-word="false">
        <style:tab-stops>
          <style:tab-stop style:position="8.864cm"/>
        </style:tab-stops>
      </style:paragraph-properties>
      <style:text-properties fo:font-size="18pt" fo:language="es" fo:country="ES" style:text-underline-style="solid" style:text-underline-width="auto" style:text-underline-color="font-color" fo:font-weight="normal" officeooo:rsid="001115fb" officeooo:paragraph-rsid="001115fb" style:font-size-asian="18pt" style:font-weight-asian="normal" style:font-size-complex="18pt" style:font-weight-complex="normal"/>
    </style:style>
    <style:style style:name="P30" style:family="paragraph" style:parent-style-name="Text_20_body">
      <style:paragraph-properties fo:text-align="start" style:justify-single-word="false">
        <style:tab-stops>
          <style:tab-stop style:position="8.864cm"/>
        </style:tab-stops>
      </style:paragraph-properties>
      <style:text-properties fo:font-size="18pt" fo:language="es" fo:country="ES" officeooo:rsid="000c5dcd" officeooo:paragraph-rsid="000dd883" style:font-size-asian="18pt" style:font-size-complex="18pt"/>
    </style:style>
    <style:style style:name="P31" style:family="paragraph" style:parent-style-name="Text_20_body">
      <style:paragraph-properties fo:text-align="start" style:justify-single-word="false"/>
      <style:text-properties fo:font-size="18pt" fo:language="es" fo:country="ES" style:text-underline-style="none" officeooo:rsid="0021928e" officeooo:paragraph-rsid="0021928e" fo:background-color="#ffffff" style:font-size-asian="15.75pt" style:font-size-complex="18pt"/>
    </style:style>
    <style:style style:name="P32" style:family="paragraph" style:parent-style-name="Text_20_body">
      <style:text-properties officeooo:paragraph-rsid="000f4e38"/>
    </style:style>
    <style:style style:name="P33" style:family="paragraph" style:parent-style-name="Text_20_body">
      <style:paragraph-properties fo:text-align="start" style:justify-single-word="false"/>
      <style:text-properties fo:font-size="47pt" fo:language="es" fo:country="ES" style:text-underline-style="none" fo:font-weight="normal" officeooo:rsid="000f4e38" officeooo:paragraph-rsid="000f4e38" style:font-size-asian="47pt" style:font-weight-asian="normal" style:font-size-complex="47pt" style:font-weight-complex="normal"/>
    </style:style>
    <style:style style:name="P34" style:family="paragraph" style:parent-style-name="Text_20_body">
      <style:paragraph-properties fo:text-align="start" style:justify-single-word="false"/>
      <style:text-properties fo:font-size="47pt" fo:language="es" fo:country="ES" style:text-underline-style="none" officeooo:rsid="000f4e38" officeooo:paragraph-rsid="000f4e38" style:font-size-asian="47pt" style:font-size-complex="47pt"/>
    </style:style>
    <style:style style:name="P35" style:family="paragraph" style:parent-style-name="Text_20_body">
      <style:text-properties style:text-underline-style="solid" style:text-underline-width="auto" style:text-underline-color="font-color"/>
    </style:style>
    <style:style style:name="P36" style:family="paragraph" style:parent-style-name="Text_20_body">
      <style:paragraph-properties fo:text-align="start" style:justify-single-word="false"/>
      <style:text-properties fo:font-size="22pt" fo:language="es" fo:country="ES" fo:font-style="italic" style:text-underline-style="solid" style:text-underline-width="auto" style:text-underline-color="font-color" fo:font-weight="bold" officeooo:rsid="001c6567" officeooo:paragraph-rsid="001c6567" style:font-size-asian="22pt" style:font-style-asian="italic" style:font-weight-asian="bold" style:font-size-complex="22pt" style:font-style-complex="italic" style:font-weight-complex="bold"/>
    </style:style>
    <style:style style:name="P37" style:family="paragraph" style:parent-style-name="Text_20_body">
      <style:paragraph-properties fo:text-align="start" style:justify-single-word="false"/>
      <style:text-properties fo:font-size="13pt" fo:language="es" fo:country="ES" fo:font-style="normal" style:text-underline-style="none" fo:font-weight="normal" officeooo:rsid="001c6567" officeooo:paragraph-rsid="001c6567" style:font-size-asian="11.3500003814697pt" style:font-style-asian="normal" style:font-weight-asian="normal" style:font-size-complex="13pt" style:font-style-complex="normal" style:font-weight-complex="normal"/>
    </style:style>
    <style:style style:name="P38" style:family="paragraph" style:parent-style-name="Text_20_body">
      <style:paragraph-properties fo:text-align="start" style:justify-single-word="false"/>
      <style:text-properties fo:font-size="13pt" fo:language="es" fo:country="ES" fo:font-style="normal" style:text-underline-style="none" fo:font-weight="normal" officeooo:rsid="001c6567" officeooo:paragraph-rsid="001c6567" fo:background-color="#99ff33" style:font-size-asian="11.3500003814697pt" style:font-style-asian="normal" style:font-weight-asian="normal" style:font-size-complex="13pt" style:font-style-complex="normal" style:font-weight-complex="normal"/>
    </style:style>
    <style:style style:name="P39" style:family="paragraph" style:parent-style-name="Standard" style:list-style-name="L19">
      <style:paragraph-properties fo:text-align="start" style:justify-single-word="false"/>
      <style:text-properties fo:font-size="18pt" fo:language="es" fo:country="ES" style:text-underline-style="solid" style:text-underline-width="auto" style:text-underline-color="font-color" officeooo:rsid="0015adf0" officeooo:paragraph-rsid="0015adf0" fo:background-color="#ffff99" style:font-size-asian="15.75pt" style:font-size-complex="18pt"/>
    </style:style>
    <style:style style:name="P40" style:family="paragraph" style:parent-style-name="Standard" style:list-style-name="L20">
      <style:paragraph-properties fo:text-align="start" style:justify-single-word="false"/>
      <style:text-properties fo:font-size="18pt" fo:language="es" fo:country="ES" style:text-underline-style="solid" style:text-underline-width="auto" style:text-underline-color="font-color" officeooo:rsid="0015d7b0" officeooo:paragraph-rsid="0015adf0" fo:background-color="#ffff99" style:font-size-asian="15.75pt" style:font-size-complex="18pt"/>
    </style:style>
    <style:style style:name="P41" style:family="paragraph" style:parent-style-name="Standard" style:list-style-name="L20">
      <style:paragraph-properties fo:text-align="start" style:justify-single-word="false"/>
      <style:text-properties fo:font-size="18pt" fo:language="es" fo:country="ES" style:text-underline-style="none" officeooo:rsid="0015adf0" officeooo:paragraph-rsid="0015adf0" fo:background-color="#dddddd" style:font-size-asian="15.75pt" style:font-size-complex="18pt"/>
    </style:style>
    <style:style style:name="P42" style:family="paragraph" style:parent-style-name="Standard" style:list-style-name="L21">
      <style:paragraph-properties fo:text-align="start" style:justify-single-word="false"/>
      <style:text-properties fo:font-size="18pt" fo:language="es" fo:country="ES" style:text-underline-style="none" officeooo:rsid="0015d7b0" officeooo:paragraph-rsid="0015d7b0" fo:background-color="#ffff99" style:font-size-asian="15.75pt" style:font-size-complex="18pt"/>
    </style:style>
    <style:style style:name="P43" style:family="paragraph" style:parent-style-name="Standard" style:list-style-name="L23">
      <style:paragraph-properties fo:text-align="start" style:justify-single-word="false"/>
      <style:text-properties fo:font-size="18pt" fo:language="es" fo:country="ES" style:text-underline-style="none" officeooo:rsid="0018ead1" officeooo:paragraph-rsid="0018ead1" fo:background-color="#ffff99" style:font-size-asian="15.75pt" style:font-size-complex="18pt"/>
    </style:style>
    <style:style style:name="P44" style:family="paragraph" style:parent-style-name="Standard" style:list-style-name="L23">
      <style:paragraph-properties fo:text-align="start" style:justify-single-word="false"/>
      <style:text-properties fo:font-size="18pt" fo:language="es" fo:country="ES" style:text-underline-style="none" officeooo:rsid="001c6567" officeooo:paragraph-rsid="001c6567" fo:background-color="#ffff99" style:font-size-asian="15.75pt" style:font-size-complex="18pt"/>
    </style:style>
    <style:style style:name="P45" style:family="paragraph" style:parent-style-name="Standard">
      <style:paragraph-properties fo:text-align="start" style:justify-single-word="false"/>
      <style:text-properties fo:font-size="18pt" fo:language="es" fo:country="ES" style:text-underline-style="none" officeooo:rsid="0021928e" officeooo:paragraph-rsid="00205502" fo:background-color="#ffffff" style:font-size-asian="15.75pt" style:font-size-complex="18pt"/>
    </style:style>
    <style:style style:name="P46" style:family="paragraph" style:parent-style-name="Standard" style:list-style-name="L22">
      <style:paragraph-properties fo:text-align="start" style:justify-single-word="false"/>
      <style:text-properties fo:font-size="18pt" style:text-underline-style="solid" style:text-underline-width="auto" style:text-underline-color="font-color" officeooo:paragraph-rsid="0018ead1" style:font-size-asian="18pt" style:font-size-complex="18pt"/>
    </style:style>
    <style:style style:name="P47" style:family="paragraph" style:parent-style-name="Text_20_body" style:list-style-name="L16">
      <style:paragraph-properties fo:text-align="start" style:justify-single-word="false"/>
      <style:text-properties fo:font-size="12pt" fo:language="es" fo:country="ES" fo:font-style="italic" style:text-underline-style="solid" style:text-underline-width="auto" style:text-underline-color="font-color" fo:font-weight="bold" officeooo:rsid="001c6567" officeooo:paragraph-rsid="001c6567" fo:background-color="#ccff66" style:font-size-asian="10.5pt" style:font-style-asian="italic" style:font-weight-asian="bold" style:font-size-complex="12pt" style:font-style-complex="italic" style:font-weight-complex="bold"/>
    </style:style>
    <style:style style:name="P48" style:family="paragraph" style:parent-style-name="Text_20_body" style:list-style-name="L16">
      <style:paragraph-properties fo:text-align="start" style:justify-single-word="false"/>
      <style:text-properties fo:font-size="12pt" fo:language="es" fo:country="ES" officeooo:rsid="001c6567" officeooo:paragraph-rsid="001c6567" fo:background-color="#ccff66" style:font-size-asian="10.5pt" style:font-size-complex="12pt"/>
    </style:style>
    <style:style style:name="P49" style:family="paragraph" style:parent-style-name="Text_20_body" style:list-style-name="L16">
      <style:paragraph-properties fo:text-align="start" style:justify-single-word="false"/>
      <style:text-properties fo:font-size="12pt" fo:language="es" fo:country="ES" fo:font-style="normal" style:text-underline-style="solid" style:text-underline-width="auto" style:text-underline-color="font-color" fo:font-weight="normal" officeooo:rsid="001c6567" officeooo:paragraph-rsid="001c6567" fo:background-color="#ccff66" style:font-size-asian="10.5pt" style:font-style-asian="normal" style:font-weight-asian="normal" style:font-size-complex="12pt" style:font-style-complex="normal" style:font-weight-complex="normal"/>
    </style:style>
    <style:style style:name="P50" style:family="paragraph" style:parent-style-name="Text_20_body" style:list-style-name="L16">
      <style:paragraph-properties fo:text-align="start" style:justify-single-word="false"/>
      <style:text-properties fo:font-size="12pt" fo:language="es" fo:country="ES" fo:font-style="normal" style:text-underline-style="solid" style:text-underline-width="auto" style:text-underline-color="font-color" fo:font-weight="normal" officeooo:rsid="001d1728" officeooo:paragraph-rsid="001d1728" fo:background-color="#ccff66" style:font-size-asian="10.5pt" style:font-style-asian="normal" style:font-weight-asian="normal" style:font-size-complex="12pt" style:font-style-complex="normal" style:font-weight-complex="normal"/>
    </style:style>
    <style:style style:name="P51" style:family="paragraph" style:parent-style-name="Text_20_body" style:list-style-name="L17">
      <style:paragraph-properties fo:text-align="start" style:justify-single-word="false">
        <style:tab-stops>
          <style:tab-stop style:position="8.864cm"/>
        </style:tab-stops>
      </style:paragraph-properties>
      <style:text-properties fo:font-size="18pt" fo:language="es" fo:country="ES" style:text-underline-style="none" officeooo:rsid="002c782b" officeooo:paragraph-rsid="002c782b" style:font-size-asian="18pt" style:font-size-complex="18pt"/>
    </style:style>
    <style:style style:name="P52" style:family="paragraph" style:parent-style-name="Text_20_body">
      <style:text-properties fo:font-size="18pt" style:font-size-asian="18pt" style:font-size-complex="18pt"/>
    </style:style>
    <style:style style:name="P53" style:family="paragraph" style:parent-style-name="Text_20_body" style:list-style-name="L18">
      <style:paragraph-properties fo:text-align="start" style:justify-single-word="false">
        <style:tab-stops>
          <style:tab-stop style:position="8.864cm"/>
        </style:tab-stops>
      </style:paragraph-properties>
      <style:text-properties officeooo:rsid="000b5a25" officeooo:paragraph-rsid="000dd883"/>
    </style:style>
    <style:style style:name="P54" style:family="paragraph" style:parent-style-name="Text_20_body" style:list-style-name="L18">
      <style:paragraph-properties fo:text-align="start" style:justify-single-word="false">
        <style:tab-stops>
          <style:tab-stop style:position="8.864cm"/>
        </style:tab-stops>
      </style:paragraph-properties>
      <style:text-properties officeooo:rsid="000c5dcd" officeooo:paragraph-rsid="000dd883"/>
    </style:style>
    <style:style style:name="P55" style:family="paragraph" style:parent-style-name="Heading_20_1">
      <style:paragraph-properties fo:text-align="start" style:justify-single-word="false"/>
      <style:text-properties fo:font-size="47pt" fo:language="es" fo:country="ES" officeooo:rsid="0008fd13" officeooo:paragraph-rsid="000f4e38" style:font-size-asian="47pt" style:font-size-complex="47pt"/>
    </style:style>
    <style:style style:name="P56" style:family="paragraph" style:parent-style-name="Heading_20_1">
      <style:paragraph-properties fo:text-align="start" style:justify-single-word="false"/>
      <style:text-properties fo:font-size="47pt" fo:language="es" fo:country="ES" style:text-underline-style="none" fo:font-weight="normal" officeooo:rsid="000f4e38" officeooo:paragraph-rsid="000f4e38" style:font-size-asian="47pt" style:font-weight-asian="normal" style:font-size-complex="47pt" style:font-weight-complex="normal"/>
    </style:style>
    <style:style style:name="P57" style:family="paragraph" style:parent-style-name="Heading_20_1">
      <style:paragraph-properties fo:text-align="start" style:justify-single-word="false">
        <style:tab-stops>
          <style:tab-stop style:position="8.864cm"/>
        </style:tab-stops>
      </style:paragraph-properties>
      <style:text-properties fo:font-size="18pt" fo:language="es" fo:country="ES" style:text-underline-style="solid" style:text-underline-width="auto" style:text-underline-color="font-color" officeooo:rsid="000b5a25" officeooo:paragraph-rsid="000dd883" style:font-size-asian="18pt" style:font-size-complex="18pt"/>
    </style:style>
    <style:style style:name="P58" style:family="paragraph" style:parent-style-name="Heading_20_1">
      <style:paragraph-properties fo:text-align="start" style:justify-single-word="false">
        <style:tab-stops>
          <style:tab-stop style:position="8.864cm"/>
        </style:tab-stops>
      </style:paragraph-properties>
      <style:text-properties fo:font-size="18pt" fo:language="es" fo:country="ES" style:text-underline-style="solid" style:text-underline-width="auto" style:text-underline-color="font-color" fo:font-weight="normal" officeooo:rsid="000b5a25" officeooo:paragraph-rsid="000dd883" style:font-size-asian="18pt" style:font-weight-asian="normal" style:font-size-complex="18pt" style:font-weight-complex="normal"/>
    </style:style>
    <style:style style:name="P59" style:family="paragraph">
      <loext:graphic-properties draw:fill="none" draw:fill-color="#ffffff"/>
    </style:style>
    <style:style style:name="P60" style:family="paragraph">
      <loext:graphic-properties draw:fill-color="#0066cc"/>
      <style:paragraph-properties fo:text-align="center"/>
    </style:style>
    <style:style style:name="P61" style:family="paragraph">
      <loext:graphic-properties draw:fill-color="#ff950e"/>
      <style:paragraph-properties fo:text-align="center"/>
    </style:style>
    <style:style style:name="P62" style:family="paragraph">
      <loext:graphic-properties draw:fill-color="#c5000b"/>
    </style:style>
    <style:style style:name="P63" style:family="paragraph">
      <loext:graphic-properties draw:fill-color="#dd4814"/>
      <style:paragraph-properties fo:text-align="center"/>
    </style:style>
    <style:style style:name="P64" style:family="paragraph">
      <loext:graphic-properties draw:fill-color="#dd4814"/>
    </style:style>
    <style:style style:name="P65" style:family="paragraph">
      <loext:graphic-properties draw:fill-color="#ff8080"/>
      <style:paragraph-properties fo:text-align="center"/>
      <style:text-properties fo:font-size="12pt"/>
    </style:style>
    <style:style style:name="P66" style:family="paragraph">
      <loext:graphic-properties draw:fill-color="#0066cc"/>
    </style:style>
    <style:style style:name="P67" style:family="paragraph">
      <loext:graphic-properties draw:fill-color="#2c001e"/>
      <style:paragraph-properties fo:text-align="center"/>
      <style:text-properties fo:font-size="12pt"/>
    </style:style>
    <style:style style:name="P68" style:family="paragraph">
      <loext:graphic-properties draw:fill-color="#cc9900"/>
      <style:paragraph-properties fo:text-align="center"/>
    </style:style>
    <style:style style:name="P69" style:family="paragraph">
      <loext:graphic-properties draw:fill="none" draw:fill-color="#ffffff"/>
      <style:text-properties fo:font-style="italic" fo:text-shadow="1pt 1pt" fo:font-weight="bold" style:font-style-asian="italic" style:font-weight-asian="bold" style:font-style-complex="italic" style:font-weight-complex="bold"/>
    </style:style>
    <style:style style:name="P70" style:family="paragraph">
      <loext:graphic-properties draw:fill-color="#ffffff"/>
      <style:paragraph-properties fo:text-align="center"/>
    </style:style>
    <style:style style:name="P71" style:family="paragraph">
      <loext:graphic-properties draw:fill="none" draw:fill-color="#ffffff"/>
      <style:text-properties style:text-outline="false" fo:font-style="italic" fo:text-shadow="none" fo:font-weight="bold" style:font-style-asian="italic" style:font-weight-asian="bold" style:font-style-complex="italic" style:font-weight-complex="bold"/>
    </style:style>
    <style:style style:name="P72" style:family="paragraph">
      <loext:graphic-properties draw:fill="none" draw:fill-color="#ffffff"/>
      <style:text-properties style:text-outline="false" fo:font-style="italic" fo:text-shadow="1pt 1pt" fo:font-weight="bold" style:font-style-asian="italic" style:font-weight-asian="bold" style:font-style-complex="italic" style:font-weight-complex="bold"/>
    </style:style>
    <style:style style:name="P73" style:family="paragraph">
      <style:paragraph-properties fo:text-align="center"/>
    </style:style>
    <style:style style:name="P74" style:family="paragraph">
      <loext:graphic-properties draw:fill-color="#ffd320"/>
      <style:paragraph-properties fo:text-align="center"/>
    </style:style>
    <style:style style:name="T1" style:family="text">
      <style:text-properties officeooo:rsid="001de84e"/>
    </style:style>
    <style:style style:name="T2" style:family="text">
      <style:text-properties officeooo:rsid="000f4e38"/>
    </style:style>
    <style:style style:name="T3" style:family="text">
      <style:text-properties fo:language="es" fo:country="ES"/>
    </style:style>
    <style:style style:name="T4" style:family="text">
      <style:text-properties fo:language="es" fo:country="ES" officeooo:rsid="0008fd13"/>
    </style:style>
    <style:style style:name="T5" style:family="text">
      <style:text-properties fo:language="es" fo:country="ES" officeooo:rsid="000c5dcd"/>
    </style:style>
    <style:style style:name="T6" style:family="text">
      <style:text-properties fo:language="es" fo:country="ES" officeooo:rsid="0012daab"/>
    </style:style>
    <style:style style:name="T7" style:family="text">
      <style:text-properties fo:language="es" fo:country="ES" officeooo:rsid="0014cdb6"/>
    </style:style>
    <style:style style:name="T8" style:family="text">
      <style:text-properties fo:language="es" fo:country="ES" fo:background-color="#66ffff" loext:char-shading-value="0"/>
    </style:style>
    <style:style style:name="T9" style:family="text">
      <style:text-properties fo:language="es" fo:country="ES" officeooo:rsid="0012daab" fo:background-color="#66ffff" loext:char-shading-value="0"/>
    </style:style>
    <style:style style:name="T10" style:family="text">
      <style:text-properties fo:language="es" fo:country="ES" officeooo:rsid="0008fd13" fo:background-color="#66ffff" loext:char-shading-value="0"/>
    </style:style>
    <style:style style:name="T11" style:family="text">
      <style:text-properties fo:language="es" fo:country="ES" officeooo:rsid="0014cdb6" fo:background-color="#66ffff" loext:char-shading-value="0"/>
    </style:style>
    <style:style style:name="T12" style:family="text">
      <style:text-properties fo:language="es" fo:country="ES" officeooo:rsid="0007056d" fo:background-color="#66ffff" loext:char-shading-value="0"/>
    </style:style>
    <style:style style:name="T13" style:family="text">
      <style:text-properties fo:language="es" fo:country="ES" officeooo:rsid="001a1b0b" fo:background-color="#66ffff" loext:char-shading-value="0"/>
    </style:style>
    <style:style style:name="T14" style:family="text">
      <style:text-properties fo:language="es" fo:country="ES" officeooo:rsid="001b93aa" fo:background-color="#66ffff" loext:char-shading-value="0"/>
    </style:style>
    <style:style style:name="T15" style:family="text">
      <style:text-properties fo:language="es" fo:country="ES" officeooo:rsid="001c6567" fo:background-color="#66ffff" loext:char-shading-value="0"/>
    </style:style>
    <style:style style:name="T16" style:family="text">
      <style:text-properties fo:language="es" fo:country="ES" officeooo:rsid="002c782b" fo:background-color="#66ffff" loext:char-shading-value="0"/>
    </style:style>
    <style:style style:name="T17" style:family="text">
      <style:text-properties fo:language="es" fo:country="ES" fo:background-color="#ffffff" loext:char-shading-value="0"/>
    </style:style>
    <style:style style:name="T18" style:family="text">
      <style:text-properties fo:language="es" fo:country="ES" fo:background-color="#33ff99" loext:char-shading-value="0"/>
    </style:style>
    <style:style style:name="T19" style:family="text">
      <style:text-properties fo:language="es" fo:country="ES" style:text-underline-style="solid" style:text-underline-width="auto" style:text-underline-color="font-color"/>
    </style:style>
    <style:style style:name="T20" style:family="text">
      <style:text-properties fo:language="es" fo:country="ES" officeooo:rsid="0015d7b0" fo:background-color="#ffff99" loext:char-shading-value="0"/>
    </style:style>
    <style:style style:name="T21" style:family="text">
      <style:text-properties fo:language="es" fo:country="ES" officeooo:rsid="0018ead1" fo:background-color="#ffff99" loext:char-shading-value="0"/>
    </style:style>
    <style:style style:name="T22" style:family="text">
      <style:text-properties fo:font-size="18pt" fo:language="es" fo:country="ES" style:font-size-asian="18pt" style:font-size-complex="18pt"/>
    </style:style>
    <style:style style:name="T23" style:family="text">
      <style:text-properties fo:font-size="18pt" fo:language="es" fo:country="ES" officeooo:rsid="000c5dcd" style:font-size-asian="18pt" style:font-size-complex="18pt"/>
    </style:style>
    <style:style style:name="T24" style:family="text">
      <style:text-properties fo:font-size="18pt" fo:language="es" fo:country="ES" style:font-size-asian="15.75pt" style:font-size-complex="18pt"/>
    </style:style>
    <style:style style:name="T25" style:family="text">
      <style:text-properties fo:font-size="18pt" fo:language="es" fo:country="ES" officeooo:rsid="0015d7b0" style:font-size-asian="15.75pt" style:font-size-complex="18pt"/>
    </style:style>
    <style:style style:name="T26" style:family="text">
      <style:text-properties fo:font-size="18pt" fo:language="es" fo:country="ES" officeooo:rsid="002c782b" style:font-size-asian="15.75pt" style:font-size-complex="18pt"/>
    </style:style>
    <style:style style:name="T27" style:family="text">
      <style:text-properties fo:font-size="18pt" style:text-underline-style="solid" style:text-underline-width="auto" style:text-underline-color="font-color" officeooo:rsid="0015adf0" style:font-size-asian="15.75pt" style:font-size-complex="18pt"/>
    </style:style>
    <style:style style:name="T28" style:family="text">
      <style:text-properties fo:font-size="18pt" style:text-underline-style="solid" style:text-underline-width="auto" style:text-underline-color="font-color" officeooo:rsid="001c6567" style:font-size-asian="15.75pt" style:font-size-complex="18pt"/>
    </style:style>
    <style:style style:name="T29" style:family="text">
      <style:text-properties fo:font-size="18pt" style:font-size-asian="18pt" style:font-size-complex="18pt"/>
    </style:style>
    <style:style style:name="T30" style:family="text">
      <style:text-properties style:text-underline-style="none" fo:font-weight="normal" style:font-weight-asian="normal" style:font-weight-complex="normal"/>
    </style:style>
    <style:style style:name="T31" style:family="text">
      <style:text-properties style:text-underline-style="none" officeooo:rsid="0021928e"/>
    </style:style>
    <style:style style:name="T32" style:family="text">
      <style:text-properties fo:font-size="12pt" fo:language="es" fo:country="ES" officeooo:rsid="000dd883" style:font-size-asian="12pt" style:font-size-complex="12pt"/>
    </style:style>
    <style:style style:name="T33" style:family="text">
      <style:text-properties fo:font-size="12pt" fo:language="es" fo:country="ES" officeooo:rsid="000c5dcd" style:font-size-asian="12pt" style:font-size-complex="12pt"/>
    </style:style>
    <style:style style:name="T34" style:family="text">
      <style:text-properties fo:font-style="normal" style:text-underline-style="none" fo:font-weight="normal" style:font-style-asian="normal" style:font-weight-asian="normal" style:font-style-complex="normal" style:font-weight-complex="normal"/>
    </style:style>
    <style:style style:name="T35" style:family="text">
      <style:text-properties fo:font-style="normal" fo:font-weight="normal" style:font-style-asian="normal" style:font-weight-asian="normal" style:font-style-complex="normal" style:font-weight-complex="normal"/>
    </style:style>
    <style:style style:name="T36"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37" style:family="text">
      <style:text-properties fo:font-style="normal" style:text-underline-style="solid" style:text-underline-width="auto" style:text-underline-color="font-color" fo:font-weight="normal" officeooo:rsid="001d1728" style:font-style-asian="normal" style:font-weight-asian="normal" style:font-style-complex="normal" style:font-weight-complex="normal"/>
    </style:style>
    <style:style style:name="T38" style:family="text">
      <style:text-properties officeooo:rsid="00238fb2"/>
    </style:style>
    <style:style style:name="T39" style:family="text">
      <style:text-properties officeooo:rsid="002c782b"/>
    </style:style>
    <style:style style:name="T40" style:family="text">
      <style:text-properties officeooo:rsid="002e77e9"/>
    </style:style>
    <style:style style:name="T41" style:family="text">
      <style:text-properties style:text-underline-style="solid" style:text-underline-width="auto" style:text-underline-color="font-color"/>
    </style:style>
    <style:style style:name="T42" style:family="text">
      <style:text-properties style:text-underline-style="solid" style:text-underline-width="auto" style:text-underline-color="font-color" officeooo:rsid="002e77e9"/>
    </style:style>
    <style:style style:name="T43" style:family="text">
      <style:text-properties officeooo:rsid="00306ba0"/>
    </style:style>
    <style:style style:name="T44" style:family="text">
      <style:text-properties fo:font-style="italic" fo:text-shadow="none" fo:font-weight="bold" style:font-style-asian="italic" style:font-weight-asian="bold" style:font-style-complex="italic" style:font-weight-complex="bold"/>
    </style:style>
    <style:style style:name="T45" style:family="text">
      <style:text-properties fo:font-style="italic" fo:text-shadow="1pt 1pt" fo:font-weight="bold" style:font-style-asian="italic" style:font-weight-asian="bold" style:font-style-complex="italic" style:font-weight-complex="bold"/>
    </style:style>
    <style:style style:name="T46" style:family="text">
      <style:text-properties style:text-outline="false" fo:font-style="italic" fo:text-shadow="none" fo:font-weight="bold" style:font-style-asian="italic" style:font-weight-asian="bold" style:font-style-complex="italic" style:font-weight-complex="bold"/>
    </style:style>
    <style:style style:name="T47" style:family="text">
      <style:text-properties style:text-outline="false" fo:font-style="italic" fo:text-shadow="1pt 1pt" fo:font-weight="bold" style:font-style-asian="italic" style:font-weight-asian="bold" style:font-style-complex="italic"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draw:stroke="none" svg:stroke-color="#000000" draw:fill="none" draw:fill-color="#ffffff" fo:min-height="1.29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color="#0066c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color="#ff950e" draw:textarea-horizontal-align="justify" draw:textarea-vertical-align="middle" draw:auto-grow-height="false" fo:min-height="2.769cm" fo:min-width="2.76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color="#ff950e" draw:textarea-horizontal-align="justify" draw:textarea-vertical-align="middle" draw:auto-grow-height="false" fo:min-height="2.863cm" fo:min-width="2.86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fill-color="#c5000b" draw:textarea-horizontal-align="justify" draw:textarea-vertical-align="middle" draw:auto-grow-height="false" fo:min-height="1.806cm" fo:min-width="0.38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fill-color="#c5000b" draw:textarea-horizontal-align="justify" draw:textarea-vertical-align="middle" draw:auto-grow-height="false" fo:min-height="2.272cm" fo:min-width="0.26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fill-color="#c5000b" draw:textarea-horizontal-align="justify" draw:textarea-vertical-align="middle" draw:auto-grow-height="false" fo:min-height="2.295cm" fo:min-width="0.26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fill-color="#dd4814"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fill-color="#dd4814" draw:textarea-horizontal-align="justify" draw:textarea-vertical-align="middle" draw:auto-grow-height="false" fo:min-height="0.647cm" fo:min-width="1.65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fill-color="#dd4814" draw:textarea-horizontal-align="justify" draw:textarea-vertical-align="middle" draw:auto-grow-height="false" fo:min-height="0.661cm" fo:min-width="3.6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fill-color="#dd4814" draw:textarea-horizontal-align="justify" draw:textarea-vertical-align="middle" draw:auto-grow-height="false" fo:min-height="2.768cm" fo:min-width="0.7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fill-color="#c5000b" draw:textarea-horizontal-align="justify" draw:textarea-vertical-align="middle" draw:auto-grow-height="false" fo:min-height="1.552cm" fo:min-width="0.25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fill-color="#ff808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fill-color="#0066cc" draw:textarea-horizontal-align="justify" draw:textarea-vertical-align="middle" draw:auto-grow-height="false" fo:min-height="3.279cm" fo:min-width="0.44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fill-color="#2c001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fill-color="#c5000b" draw:textarea-horizontal-align="justify" draw:textarea-vertical-align="middle" draw:auto-grow-height="false" fo:min-height="2.078cm" fo:min-width="0.27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fill-color="#cc99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fill-color="#c5000b" draw:textarea-horizontal-align="justify" draw:textarea-vertical-align="middle" draw:auto-grow-height="false" fo:min-height="2.385cm" fo:min-width="0.29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stroke="none" svg:stroke-color="#000000" draw:fill="none" draw:fill-color="#ffffff" fo:min-height="1.93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stroke="none" svg:stroke-color="#000000" draw:fill="none" draw:fill-color="#ffffff" fo:min-height="1.08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draw:stroke="none" svg:stroke-color="#000000" draw:fill="none" draw:fill-color="#ffffff" fo:min-height="1.6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draw:stroke="none" svg:stroke-color="#000000" draw:fill="none" draw:fill-color="#ffffff" fo:min-height="1.11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draw:fill-color="#c5000b" draw:textarea-horizontal-align="justify" draw:textarea-vertical-align="middle" draw:auto-grow-height="false" fo:min-height="1.275cm" fo:min-width="0.17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5" style:family="graphic">
      <style:graphic-properties draw:stroke="none" svg:stroke-color="#000000" draw:fill="none" draw:fill-color="#ffffff" fo:min-height="1.9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6" style:family="graphic">
      <style:graphic-properties draw:stroke="none" svg:stroke-color="#000000" draw:fill="none" draw:fill-color="#ffffff" fo:min-height="1.46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7"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8" style:family="graphic">
      <style:graphic-properties draw:fill-color="#c5000b" draw:textarea-horizontal-align="justify" draw:textarea-vertical-align="middle" draw:auto-grow-height="false" fo:min-height="1.946cm" fo:min-width="0.27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9" style:family="graphic">
      <style:graphic-properties draw:stroke="none" svg:stroke-color="#000000" draw:fill="none" draw:fill-color="#ffffff" fo:min-height="2.85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0" style:family="graphic">
      <style:graphic-properties draw:fill-color="#ffd32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5" text:outline-level="1"><text:s text:c="8"/><text:span text:style-name="T30"><text:s text:c="3"/></text:span></text:h>
      <text:h text:style-name="P56" text:outline-level="1"><text:s text:c="9"/></text:h>
      <text:h text:style-name="P56" text:outline-level="1"><text:s text:c="11"/>MINERÍA </text:h>
      <text:p text:style-name="P33"><text:s text:c="6"/>DE ASTEROIDES</text:p>
      <text:p text:style-name="P34"><text:s text:c="12"/></text:p>
      <text:h text:style-name="P55" text:outline-level="1"/>
      <text:h text:style-name="P55" text:outline-level="1"/>
      <text:h text:style-name="P55" text:outline-level="1"/>
      <text:p text:style-name="P24"/>
      <text:p text:style-name="P36"><text:soft-page-break/>ÍNDICE:</text:p>
      <text:p text:style-name="P37"/>
      <text:p text:style-name="P38"/>
      <text:list xml:id="list4380261385990966528" text:style-name="L16">
        <text:list-item>
          <text:p text:style-name="P47"><text:span text:style-name="T35">MINERÍA DE ASTEROIDES</text:span><text:span text:style-name="T34"> (descripción del desafío.)</text:span></text:p>
        </text:list-item>
        <text:list-item>
          <text:p text:style-name="P48"><text:span text:style-name="T36">INTRODUCCIÓN</text:span><text:span text:style-name="T34"> (nombres de integrantes del equipo,nombre del proyecto,breve descripción del proyecto.)</text:span></text:p>
        </text:list-item>
        <text:list-item>
          <text:p text:style-name="P49">ESQUEMA DEL PROYECTO.</text:p>
        </text:list-item>
        <text:list-item>
          <text:p text:style-name="P50">PARTES FUNCIONALES.</text:p>
        </text:list-item>
        <text:list-item>
          <text:p text:style-name="P49">RECURSOS QUE DEMANDA.</text:p>
        </text:list-item>
        <text:list-item>
          <text:p text:style-name="P48"><text:span text:style-name="T36">DESCRIPCIÓN MAS DETALLADA </text:span><text:span text:style-name="T37">DEL PROYECTO</text:span><text:span text:style-name="T36">.</text:span></text:p>
        </text:list-item>
        <text:list-item>
          <text:p text:style-name="P50">EXPLICACIÓN MAS DETALLADA DEL FUNCIONAMIENTO.</text:p>
        </text:list-item>
      </text:list>
      <text:p text:style-name="P25"/>
      <text:p text:style-name="P25"/>
      <text:p text:style-name="P24"/>
      <text:p text:style-name="P24"/>
      <text:p text:style-name="P24"/>
      <text:p text:style-name="P24"/>
      <text:p text:style-name="P24"/>
      <text:p text:style-name="P24"/>
      <text:h text:style-name="P55" text:outline-level="1"><text:soft-page-break/>Minería <text:span text:style-name="T2">de</text:span> asteroides</text:h>
      <text:p text:style-name="P24"/>
      <text:p text:style-name="P26">DESCRIPCIÓN <text:span text:style-name="T38">DEL DESAFÍO </text:span></text:p>
      <text:p text:style-name="Text_20_body">Desarrolla una manera de caracterizar la composición de asteroides para potencial minero y un proceso para la minería de diferentes composiciones. Explorar una posible división del trabajo involucrando diferentes tipos de vehículos (por ejemplo: unidades de sensores, unidades de perforación, acopio y distribución de energía, manejo y transferencia de los recursos extraídos). Considera la posibilidad de soluciones para mover dichos asteroides entre diferentes órbitas y/o, en consecuencia, haz ajustes periódicos para mantenerlos en su lugar. Analiza cómo tu idea podría hacer frente en algunos de los escenarios dados o esboza un esquema por tu propia cuenta.</text:p>
      <text:p text:style-name="Text_20_body"/>
      <text:p text:style-name="P35">ANTECEDENTES</text:p>
      <text:p text:style-name="Text_20_body"/>
      <text:p text:style-name="Text_20_body">Los asteroides podrían un día ser una nueva fuente de materiales escasos, si los obstáculos financieros y tecnológicos pueden ser superados. Los asteroides son trozos de metales, rocas y polvo, a veces atados con hielo y alquitrán, que son lo cósmico.</text:p>
      <text:p text:style-name="Text_20_body"/>
      <text:p text:style-name="P35">CONSIDERACIONES</text:p>
      <text:p text:style-name="P32">Una buena manera de determinar la composición de un asteroide a distancia es analizar su luz. Todos los materiales reflejan, emiten, y absorben la luz en colores o frecuencias específicas, en función de las propiedades del material. La composición de un material pueden identificarse utilizando instrumentos especiales llamados espectrómetros que miden la intensidad de la luz a diferentes frecuencias.</text:p>
      <text:p text:style-name="P28"/>
      <text:p text:style-name="P28"/>
      <text:p text:style-name="P28"/>
      <text:p text:style-name="P28"><text:soft-page-break/>NOMBRE DEL PROYECTO:</text:p>
      <text:p text:style-name="P27"/>
      <text:list xml:id="list4412741394743429082" text:style-name="L17">
        <text:list-item>
          <text:p text:style-name="P51">EXTRACTOR ESPACIAL</text:p>
        </text:list-item>
      </text:list>
      <text:h text:style-name="P57" text:outline-level="1"/>
      <text:h text:style-name="P58" text:outline-level="1">EQUIPO DE DESAROLLO:</text:h>
      <text:p text:style-name="P27"/>
      <text:list xml:id="list6995267732523492505" text:style-name="L18">
        <text:list-item>
          <text:p text:style-name="P53"><text:span text:style-name="T22">Julian Molineris </text:span><text:span text:style-name="T23">(</text:span><text:a xlink:type="simple" xlink:href="mailto:julianmolinerisjulian@hotmail.com" text:style-name="Internet_20_link" text:visited-style-name="Visited_20_Internet_20_Link">julianmolinerisjulian@hotmail.com</text:a><text:span text:style-name="T23">)</text:span></text:p>
        </text:list-item>
        <text:list-item>
          <text:p text:style-name="P53"><text:span text:style-name="T22">David Gongora <text:s/></text:span><text:span text:style-name="T23">(</text:span><text:a xlink:type="simple" xlink:href="mailto:davidgongora@gmail.com" text:style-name="Internet_20_link" text:visited-style-name="Visited_20_Internet_20_Link"><text:span text:style-name="T32">d</text:span></text:a><text:a xlink:type="simple" xlink:href="mailto:davidgongora@gmail.com" text:style-name="Internet_20_link" text:visited-style-name="Visited_20_Internet_20_Link"><text:span text:style-name="T33">avidgongora@gmail.com</text:span></text:a><text:span text:style-name="T23">)</text:span></text:p>
        </text:list-item>
        <text:list-item>
          <text:p text:style-name="P54"><text:span text:style-name="T22">Luciano Carnevali (</text:span><text:a xlink:type="simple" xlink:href="mailto:luciano_1768@hotmail.com" text:style-name="Internet_20_link" text:visited-style-name="Visited_20_Internet_20_Link">luciano_1768@hotmail.com</text:a><text:span text:style-name="T22">)</text:span></text:p>
        </text:list-item>
      </text:list>
      <text:p text:style-name="P30"/>
      <text:p text:style-name="P29">BREVE DESCRIPCIÓN:</text:p>
      <text:p text:style-name="P15"><text:span text:style-name="T5">E</text:span><text:span text:style-name="T3">l programa </text:span><text:span text:style-name="T8">consiste en mandar al espacio un vehículo aero-terrestre no tripulado</text:span><text:span text:style-name="T3">.</text:span></text:p>
      <text:p text:style-name="P15"><text:span text:style-name="T8">Albergar al mismo en alguna estación espacial </text:span><text:span text:style-name="T3">cercana al planeta tierra (podría ser la estación espacial internacional).</text:span></text:p>
      <text:p text:style-name="P15"><text:span text:style-name="T3">Con sus </text:span><text:span text:style-name="T8">reducidas dimensiones</text:span><text:span text:style-name="T3">,</text:span><text:span text:style-name="T6">el robot es </text:span><text:span text:style-name="T9">ideal para ser alojado</text:span><text:span text:style-name="T6"> en cualquier estación espacial </text:span><text:span text:style-name="T9">sin interferir con las operaciones del personal de la estación. </text:span></text:p>
      <text:p text:style-name="P16"><text:span text:style-name="T3">Es </text:span><text:span text:style-name="T8">controlado a través de señales inalámbricas</text:span><text:span text:style-name="T17">,cuenta con </text:span><text:span text:style-name="T8">cámaras,sensores,taladro </text:span><text:span text:style-name="T15">percutor</text:span><text:span text:style-name="T8">,brazo recolector y </text:span><text:span text:style-name="T16">propulsores</text:span><text:span text:style-name="T8"> </text:span><text:span text:style-name="T3">por lo que </text:span><text:span text:style-name="T8">no esta limitado a la superficie del asteroide</text:span><text:span text:style-name="T18">.</text:span><text:span text:style-name="T3"> </text:span></text:p>
      <text:p text:style-name="P2"><text:span text:style-name="T4">Una ves</text:span><text:span text:style-name="T10"> localizado el asteroide</text:span><text:span text:style-name="T4"> </text:span><text:span text:style-name="T6">a explotar,</text:span><text:span text:style-name="T11">el robot es soltado</text:span><text:span text:style-name="T7"> en el espacio </text:span><text:span text:style-name="T11">para dirigirse hacia el </text:span><text:span text:style-name="T15">cuerpo. Al</text:span><text:span text:style-name="T11"> llegar</text:span><text:span text:style-name="T8"> aterriza en el asteroide para comenzar la minería</text:span><text:span text:style-name="T3">,</text:span><text:span text:style-name="T7">al finalizar </text:span><text:span text:style-name="T12">el </text:span><text:span text:style-name="T8">material extraído</text:span><text:span text:style-name="T3"> del asteroide </text:span><text:span text:style-name="T8">lo </text:span><text:span text:style-name="T13">carga </text:span><text:span text:style-name="T12">en un compartimiento </text:span><text:span text:style-name="T14">incluido en el mismo robot</text:span><text:span text:style-name="T12"> y regresa </text:span><text:span text:style-name="T8"><text:s/>a la tierra </text:span><text:span text:style-name="T12">o a la estación espacial mas cercana.</text:span></text:p>
      <text:p text:style-name="P19"/>
      <text:p text:style-name="P18"/>
      <text:p text:style-name="P18"/>
      <text:p text:style-name="P18"/>
      <text:p text:style-name="P18"/>
      <text:p text:style-name="P18"/>
      <text:p text:style-name="P18"/>
      <text:p text:style-name="P18"/>
      <text:p text:style-name="P18"><text:soft-page-break/></text:p>
      <text:p text:style-name="P3"><draw:frame text:anchor-type="paragraph" draw:z-index="52" draw:style-name="gr26" draw:text-style-name="P72" svg:width="2.488cm" svg:height="1.463cm" svg:x="13.077cm" svg:y="0.185cm"><draw:text-box><text:p><text:span text:style-name="T47">BRAZO ROBOTICO</text:span></text:p></draw:text-box></draw:frame><text:span text:style-name="T19">ESQUEMA</text:span><text:span text:style-name="T3">:</text:span></text:p>
      <text:p text:style-name="P18"><draw:custom-shape text:anchor-type="paragraph" draw:z-index="31" draw:style-name="gr7" draw:text-style-name="P62" svg:width="0.53cm" svg:height="2.62cm" draw:transform="rotate (3.13757839631021) translate (14.2539861111111cm 3.032125cm)"><text:p/><draw:enhanced-geometry svg:viewBox="0 0 21600 21600" draw:mirror-horizontal="false" draw:mirror-vertical="false"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18"><draw:frame text:anchor-type="paragraph" draw:z-index="51" draw:style-name="gr25" draw:text-style-name="P69" svg:width="3.043cm" svg:height="1.95cm" svg:x="5.934cm" svg:y="0.45cm"><draw:text-box><text:p><text:span text:style-name="T45">BOLSA DE TELA PARA GUARDAR ROCAS</text:span></text:p></draw:text-box></draw:frame></text:p>
      <text:p text:style-name="P18"/>
      <text:p text:style-name="P18"><draw:frame text:anchor-type="paragraph" draw:z-index="50" draw:style-name="gr25" draw:text-style-name="P71" svg:width="2.17cm" svg:height="1.95cm" svg:x="11.146cm" svg:y="0.446cm"><draw:text-box><text:p><text:span text:style-name="T46">ORIFICIO</text:span></text:p><text:p><text:span text:style-name="T46">EN LA BOLSA DE TELA</text:span></text:p></draw:text-box></draw:frame></text:p>
      <text:p text:style-name="P18"/>
      <text:p text:style-name="P18"/>
      <text:p text:style-name="P18"><draw:rect text:anchor-type="paragraph" draw:z-index="32" draw:style-name="gr8" draw:text-style-name="P63" svg:width="0.742cm" svg:height="4.737cm" svg:x="13.474cm" svg:y="0.37cm"><text:p/></draw:rect><draw:custom-shape text:anchor-type="paragraph" draw:z-index="34" draw:style-name="gr10" draw:text-style-name="P64" svg:width="3.626cm" svg:height="0.662cm" draw:transform="rotate (-0.796917336460611) translate (13.6560277777778cm 0.3175cm)"><text:p/><draw:enhanced-geometry svg:viewBox="0 0 21600 21600" draw:type="rectangle" draw:enhanced-path="M 0 0 L 21600 0 21600 21600 0 21600 0 0 Z N"/></draw:custom-shape></text:p>
      <text:p text:style-name="P21"><draw:custom-shape text:anchor-type="paragraph" draw:z-index="36" draw:style-name="gr12" draw:text-style-name="P62" svg:width="0.518cm" svg:height="1.772cm" draw:transform="skewX (0.0408407044966673) rotate (-3.07649187249041) translate (7.12081944444445cm 1.90676388888889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18"><draw:custom-shape text:anchor-type="paragraph" draw:z-index="49" draw:style-name="gr24" draw:text-style-name="P62" svg:width="0.345cm" svg:height="1.456cm" draw:transform="rotate (3.05083553248609) translate (12.2819583333333cm 1.59279166666667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5"/>
      <text:p text:style-name="P5"><draw:rect text:anchor-type="paragraph" draw:z-index="37" draw:style-name="gr13" draw:text-style-name="P65" svg:width="9.898cm" svg:height="2.807cm" svg:x="2.044cm" svg:y="0.376cm"><text:p/></draw:rect><draw:custom-shape text:anchor-type="paragraph" draw:z-index="35" draw:style-name="gr11" draw:text-style-name="P64" svg:width="0.715cm" svg:height="2.768cm" draw:transform="rotate (0.683470935080979) translate (15.319375cm 0.848430555555555cm)"><text:p/><draw:enhanced-geometry svg:viewBox="0 0 21600 21600" draw:type="block-arc" draw:modifiers="180 5400" draw:enhanced-path="B 0 0 21600 21600 ?f4 ?f3 ?f2 ?f3 W ?f5 ?f5 ?f6 ?f6 ?f2 ?f3 ?f4 ?f3 Z N"><draw:equation draw:name="f0" draw:formula="10800*cos($0 *(pi/180))"/><draw:equation draw:name="f1" draw:formula="10800*sin($0 *(pi/180))"/><draw:equation draw:name="f2" draw:formula="?f0 +10800"/><draw:equation draw:name="f3" draw:formula="?f1 +10800"/><draw:equation draw:name="f4" draw:formula="21600-?f2 "/><draw:equation draw:name="f5" draw:formula="10800-$1 "/><draw:equation draw:name="f6" draw:formula="10800+$1 "/><draw:equation draw:name="f7" draw:formula="?f5 *cos($0 *(pi/180))"/><draw:equation draw:name="f8" draw:formula="?f5 *sin($0 *(pi/180))"/><draw:handle draw:handle-position="$1 $0" draw:handle-polar="10800 10800" draw:handle-radius-range-minimum="0" draw:handle-radius-range-maximum="10800"/></draw:enhanced-geometry></draw:custom-shape><draw:ellipse text:anchor-type="paragraph" draw:z-index="48" draw:style-name="gr23" draw:text-style-name="P70" svg:width="0.186cm" svg:height="1.615cm" svg:x="11.755cm" svg:y="0.376cm"><text:p/></draw:ellipse></text:p>
      <text:p text:style-name="P5"/>
      <text:p text:style-name="P5"/>
      <text:p text:style-name="P5"><draw:custom-shape text:anchor-type="paragraph" draw:z-index="33" draw:style-name="gr9" draw:text-style-name="P64" svg:width="1.721cm" svg:height="0.715cm" svg:x="13.474cm" svg:y="0.355cm"><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5"><draw:rect text:anchor-type="paragraph" draw:z-index="26" draw:style-name="gr2" draw:text-style-name="P60" svg:width="14.791cm" svg:height="1.138cm" svg:x="0.404cm" svg:y="0.497cm"><text:p/></draw:rect><draw:custom-shape text:anchor-type="paragraph" draw:z-index="38" draw:style-name="gr14" draw:text-style-name="P66" svg:width="0.556cm" svg:height="4.075cm" svg:x="-0.152cm" svg:y="0.497cm"><text:p/><draw:enhanced-geometry svg:viewBox="0 0 21600 21600" draw:text-areas="4230 4230 21600 21600" draw:type="flowchart-internal-storage" draw:enhanced-path="M 0 0 L 21600 0 21600 21600 0 21600 Z N M 4230 0 L 4230 21600 N M 0 4230 L 21600 4230 N"/></draw:custom-shape><draw:rect text:anchor-type="paragraph" draw:z-index="56" draw:style-name="gr30" draw:text-style-name="P74" svg:width="0.53cm" svg:height="1.509cm" svg:x="-0.866cm" svg:y="0.55cm"><text:p/></draw:rect></text:p>
      <text:p text:style-name="P5"/>
      <text:p text:style-name="P5"><draw:rect text:anchor-type="paragraph" draw:z-index="39" draw:style-name="gr15" draw:text-style-name="P67" svg:width="0.981cm" svg:height="0.929cm" svg:x="0.721cm" svg:y="0.464cm"><text:p/></draw:rect><draw:rect text:anchor-type="paragraph" draw:z-index="42" draw:style-name="gr15" draw:text-style-name="P67" svg:width="0.981cm" svg:height="0.929cm" svg:x="14.162cm" svg:y="0.596cm"><text:p/></draw:rect><draw:custom-shape text:anchor-type="paragraph" draw:z-index="27" draw:style-name="gr3" draw:text-style-name="P61" svg:width="3.917cm" svg:height="3.917cm" svg:x="2.044cm" svg:y="0.62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0" draw:style-name="gr6" draw:text-style-name="P62" svg:width="0.53cm" svg:height="2.594cm" svg:x="9.664cm" svg:y="0.175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rect text:anchor-type="paragraph" draw:z-index="41" draw:style-name="gr17" draw:text-style-name="P68" svg:width="0.371cm" svg:height="2.726cm" svg:x="-0.707cm" svg:y="0.413cm"><text:p/></draw:rect><draw:rect text:anchor-type="paragraph" draw:z-index="53" draw:style-name="gr27" draw:text-style-name="P73" svg:width="4.578cm" svg:height="1.059cm" svg:x="5.087cm" svg:y="0.175cm"><text:p/></draw:rect></text:p>
      <text:p text:style-name="P5"><draw:custom-shape text:anchor-type="paragraph" draw:z-index="54" draw:style-name="gr28" draw:text-style-name="P62" svg:width="0.556cm" svg:height="2.223cm" svg:x="6.966cm" svg:y="0.503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28" draw:style-name="gr4" draw:text-style-name="P61" svg:width="4.049cm" svg:height="4.049cm" svg:x="9.664cm" svg:y="0.159cm"><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5"><draw:custom-shape text:anchor-type="paragraph" draw:z-index="40" draw:style-name="gr16" draw:text-style-name="P62" svg:width="0.556cm" svg:height="2.373cm" draw:transform="skewX (-0.364948346592014) translate (14.6120555555556cm 0.381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5"/>
      <text:p text:style-name="P5"><draw:frame text:anchor-type="paragraph" draw:z-index="45" draw:style-name="gr20" draw:text-style-name="P69" svg:width="3.52cm" svg:height="1.086cm" svg:x="8.659cm" svg:y="0.138cm"><draw:text-box><text:p><text:span text:style-name="T45"><text:s text:c="7"/></text:span><text:span text:style-name="T45">CHASIS </text:span></text:p><text:p><text:span text:style-name="T45"><text:s text:c="10"/></text:span><text:span text:style-name="T45">(X1)</text:span></text:p></draw:text-box></draw:frame><draw:custom-shape text:anchor-type="paragraph" draw:z-index="43" draw:style-name="gr18" draw:text-style-name="P62" svg:width="0.583cm" svg:height="2.726cm" svg:x="-0.84cm" svg:y="0.429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5"><draw:frame text:anchor-type="paragraph" draw:z-index="55" draw:style-name="gr29" draw:text-style-name="P69" svg:width="5.583cm" svg:height="2.858cm" svg:x="6.172cm" svg:y="0.122cm"><draw:text-box><text:p><text:span text:style-name="T45">TANQUE DE </text:span></text:p><text:p><text:span text:style-name="T45">COMBUSTIBLE</text:span></text:p><text:p><text:span text:style-name="T45"/></text:p></draw:text-box></draw:frame></text:p>
      <text:p text:style-name="P5"><draw:frame text:anchor-type="paragraph" draw:z-index="44" draw:style-name="gr19" draw:text-style-name="P59" svg:width="4.578cm" svg:height="1.932cm" svg:x="14.109cm" svg:y="0.397cm"><draw:text-box><text:p><text:s text:c="12"/><text:span text:style-name="T44">PROPULSORES</text:span></text:p><text:p><text:span text:style-name="T44"><text:s text:c="22"/></text:span><text:span text:style-name="T44">(X4)</text:span></text:p></draw:text-box></draw:frame><draw:custom-shape text:anchor-type="paragraph" draw:z-index="29" draw:style-name="gr5" draw:text-style-name="P62" svg:width="0.768cm" svg:height="2.065cm" svg:x="3.605cm" svg:y="0.423cm"><text:p/><draw:enhanced-geometry svg:viewBox="0 0 21600 21600" draw:text-areas="?f0 ?f7 ?f2 21600" draw:type="up-arrow" draw:modifiers="5533.73185311699 5251.37614678899"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5"/>
      <text:p text:style-name="P5"/>
      <text:p text:style-name="P5"><draw:frame text:anchor-type="paragraph" draw:z-index="47" draw:style-name="gr22" draw:text-style-name="P69" svg:width="2.488cm" svg:height="1.112cm" svg:x="-1.528cm" svg:y="0.058cm"><draw:text-box><text:p><text:span text:style-name="T45">PERCUTOR</text:span></text:p><text:p><text:span text:style-name="T45"><text:s text:c="6"/></text:span><text:span text:style-name="T45">(X1)</text:span></text:p></draw:text-box></draw:frame></text:p>
      <text:p text:style-name="P5"><draw:frame text:anchor-type="paragraph" draw:z-index="46" draw:style-name="gr21" draw:text-style-name="P69" svg:width="2.991cm" svg:height="1.641cm" svg:x="3.076cm" svg:y="0.175cm"><draw:text-box><text:p><text:span text:style-name="T45">RUEDAS</text:span></text:p><text:p><text:span text:style-name="T45"><text:s text:c="4"/></text:span><text:span text:style-name="T45">(X4)</text:span></text:p></draw:text-box></draw:frame></text:p>
      <text:p text:style-name="P5"/>
      <text:p text:style-name="P5"/>
      <text:p text:style-name="P5"/>
      <text:p text:style-name="P5"/>
      <text:p text:style-name="P5"/>
      <text:p text:style-name="P5"><text:soft-page-break/></text:p>
      <text:p text:style-name="P20"><text:span text:style-name="T27">RECURSOS </text:span><text:span text:style-name="T28">QUE DEMANDA</text:span><text:span text:style-name="T27">:</text:span></text:p>
      <text:p text:style-name="P17"/>
      <text:list xml:id="list1950682531310184249" text:style-name="L19">
        <text:list-item>
          <text:p text:style-name="P39">RECURSOS HUMANOS:</text:p>
        </text:list-item>
      </text:list>
      <text:p text:style-name="P7"/>
      <text:p text:style-name="P22"><text:span text:style-name="T24"><text:s/>Los recursos humanos que se precisan no son demasiados,se <text:s text:c="2"/>requiere de un personal mínimo para </text:span><text:span text:style-name="T26">el manejo</text:span><text:span text:style-name="T25"> robot</text:span><text:span text:style-name="T24">.</text:span></text:p>
      <text:list xml:id="list4884658075113247949" text:style-name="L20">
        <text:list-header>
          <text:p text:style-name="P41"/>
        </text:list-header>
        <text:list-item>
          <text:p text:style-name="P40">RECURSOS MATERIALES:</text:p>
        </text:list-item>
      </text:list>
      <text:p text:style-name="P4"/>
      <text:p text:style-name="P9">Recursos materiales a utilizar:</text:p>
      <text:list xml:id="list5377084365915470027" text:style-name="L21">
        <text:list-header>
          <text:p text:style-name="P42"/>
        </text:list-header>
        <text:list-item>
          <text:p text:style-name="P42">sensores varios</text:p>
        </text:list-item>
        <text:list-item>
          <text:p text:style-name="P42">dispositivos de recolección (brazo mecánico)</text:p>
        </text:list-item>
        <text:list-item>
          <text:p text:style-name="P42">dispositivos de perforación (<text:span text:style-name="T39">perforador</text:span> mecánico) </text:p>
        </text:list-item>
        <text:list-item>
          <text:p text:style-name="P42">cámaras de vídeo <text:s/>(<text:span text:style-name="T39">360 grados</text:span>)</text:p>
        </text:list-item>
        <text:list-item>
          <text:p text:style-name="P42">chasis metálico (aluminio o variantes)</text:p>
        </text:list-item>
        <text:list-item>
          <text:p text:style-name="P42">sistema de propulsión (<text:span text:style-name="T39">propulsores </text:span>y ruedas con sus correspondientes motores <text:span text:style-name="T39">y combustible</text:span>)</text:p>
        </text:list-item>
      </text:list>
      <text:p text:style-name="P6"/>
      <text:list xml:id="list5203831800993937967" text:style-name="L22">
        <text:list-item>
          <text:p text:style-name="P46"><text:span text:style-name="T20">R</text:span><text:span text:style-name="T21">ECURSOS NATURALES:</text:span></text:p>
        </text:list-item>
      </text:list>
      <text:p text:style-name="P11"/>
      <text:list xml:id="list4698751587203571300" text:style-name="L23">
        <text:list-item>
          <text:p text:style-name="P43">espacio físico (espacio-tierra/tierra-espacio)</text:p>
        </text:list-item>
        <text:list-item>
          <text:p text:style-name="P43">espacio físico (estación espacial/cohete)</text:p>
          <text:p text:style-name="P44"/>
        </text:list-item>
      </text:list>
      <text:p text:style-name="P10"/>
      <text:p text:style-name="P10"/>
      <text:p text:style-name="P10"/>
      <text:p text:style-name="P10"/>
      <text:p text:style-name="P8"/>
      <text:p text:style-name="P8"><text:soft-page-break/><text:span text:style-name="T39">EXTRACTOR ESPACIAL</text:span>:</text:p>
      <text:p text:style-name="P8"/>
      <text:p text:style-name="P12">El programa básicamente consiste en un robot capaz de realizar trabajos de minería en el espacio.</text:p>
      <text:p text:style-name="P12">La solución pensada fue crear un robot con percutor,brazo con pinza y sector de almacenamiento para <text:span text:style-name="T39">los </text:span>materiales extraídos en los asteroides. El robot contara con sus propi<text:span text:style-name="T40">os propulsores</text:span> l<text:span text:style-name="T40">o</text:span>s cuales le permitirán moverse libremente por el espacio.</text:p>
      <text:p text:style-name="P14"><text:span text:style-name="T31"/></text:p>
      <text:p text:style-name="P31"><text:span text:style-name="T41">El </text:span><text:span text:style-name="T42">proyecto</text:span><text:span text:style-name="T41"> consiste en los siguientes pasos:</text:span><text:line-break/>- Identificación de asteroides con recursos valiosos o desconocidos a través de la <text:span text:style-name="T40">utilización</text:span> de <text:span text:style-name="T40">espectrómetros.</text:span> <text:line-break/>- Los datos serán recopilados por un sistema de aprendizaje automático, a través de inteligencia <text:span text:style-name="T40">artificial</text:span> y redes <text:span text:style-name="T40">neuronales</text:span>, que se encargará de organizar y clasificar los candidatos ideales para ser desviados hacía la órbita de la luna. Es el mismo sistema que ayudará en la identificación de asteroides potencialmente peligrosos para la tierra.<text:line-break/>- A través de la misión de <text:span text:style-name="T40">redireccionamiento</text:span> de asteroides se logrará insertar el mismo en un ambiente relativamente controlado y cercano a la tierra, posibilitando el envío de misiones de extracción <text:span text:style-name="T40">períocas</text:span> y haciendo viable <text:span text:style-name="T40">económicamente</text:span> el <text:span text:style-name="T40">proyecto.</text:span>  <text:line-break/>- El siguiente paso es el envío del robot extractor de minerales, en el cual nuestro <text:span text:style-name="T40">proyecto</text:span> se <text:span text:style-name="T40">enfoca. Ver</text:span> <text:span text:style-name="T40">paginas anteriores</text:span>.<text:line-break/>El proceso comienza <text:span text:style-name="T40">desde la tierra o estación espacial</text:span> con el envió del robot <text:span text:style-name="T40">hacia el asteroide</text:span>.<text:line-break/><text:soft-page-break/>Una vez en la superficie del asteroide <text:span text:style-name="T43">e</text:span>l robot se manejara por un equipo en tierra, que contará con un preciso mapa topográfico con los puntos de perforación identificados, con calculo de la ruta más óptima desde una posición dada. <text:line-break/>Una vez alcanzado un punto de extracción, considerando la muy escasa gravedad del <text:span text:style-name="T43">asteroide</text:span>, se deberán realizar 4 pequeños <text:span text:style-name="T43">orificios</text:span> en la superficie para introducir 4 <text:span text:style-name="T43">gramas</text:span> y asegurar el agarre del robot y evitar que con la reacción de la perforación inicial se aleje de la orbita.<text:line-break/>La perforación principal se realizará con un tubo perforador similar a los utilizados en la extracción de muestras de capas sedimentarias. El cilindro <text:span text:style-name="T43">extraído</text:span> será subido, con la ayuda de un brazo mecánico, y posteriormente transportado hacía el módulo de extracción. </text:p>
      <text:p text:style-name="P52">Una vez completada la etapa de extracción, el robot <text:span text:style-name="T43">regresara a la base.</text:span></text:p>
      <text:p text:style-name="P52"/>
      <text:p text:style-name="P52"/>
      <text:p text:style-name="P52"/>
      <text:p text:style-name="P52"/>
      <text:p text:style-name="P52"/>
      <text:p text:style-name="Text_20_body"/>
      <text:p text:style-name="P13"/>
      <text:p text:style-name="P13"><text:s/></text:p>
      <text:p text:style-name="P14"><text:soft-page-break/></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font-size="40pt" fo:text-shadow="1pt 1pt" style:font-size-asian="35pt" style:font-size-complex="40pt"/>
    </style:style>
    <style:style style:name="MP2" style:family="paragraph">
      <loext:graphic-properties draw:fill="none" draw:fill-color="#ffffff"/>
    </style:style>
    <style:style style:name="MP3" style:family="paragraph" style:parent-style-name="Footer">
      <style:text-properties officeooo:paragraph-rsid="001b93aa"/>
    </style:style>
    <style:style style:name="MT1" style:family="text">
      <style:text-properties officeooo:rsid="001de84e"/>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draw:stroke="none" svg:stroke-color="#000000" draw:fill="none" draw:fill-color="#ffffff" fo:min-height="1.296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2cm" fo:margin-bottom="2cm" fo:margin-left="2cm" fo:margin-right="2cm" style:shadow="none" fo:background-color="#ffffff" style:writing-mode="lr-tb" draw:fill="solid" draw:fill-color="#ffffff" draw:opacity="100%" draw:fill-image-width="0cm" draw:fill-image-height="0cm"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6cm" fo:margin-left="0cm" fo:margin-right="0cm" fo:margin-top="0.499cm" style:shadow="none" fo:background-color="transparent" style:dynamic-spacing="false" draw:fill="none" draw:fill-color="#ffffff"/>
      </style:footer-style>
    </style:page-layout>
  </office:automatic-styles>
  <office:master-styles>
    <style:master-page style:name="Standard" style:page-layout-name="Mpm1">
      <style:header>
        <text:p text:style-name="MP1"><draw:frame draw:style-name="Mfr1" draw:name="Imagen1" text:anchor-type="paragraph" svg:x="6.078cm" svg:y="-1.418cm" svg:width="4.05cm" svg:height="3.198cm" draw:z-index="12"><draw:image xlink:href="Pictures/100002010000023A000001C296E55A9F.png" xlink:type="simple" xlink:show="embed" xlink:actuate="onLoad"/></draw:frame><draw:frame text:anchor-type="paragraph" draw:z-index="25" draw:style-name="Mgr1" draw:text-style-name="MP2" svg:width="2.356cm" svg:height="1.297cm" svg:x="12.919cm" svg:y="1.789cm"><draw:text-box><text:p/></draw:text-box></draw:frame></text:p>
      </style:header>
      <style:footer>
        <text:p text:style-name="MP3"><text:s text:c="63"/><text:span text:style-name="MT1">Minería de asteroides -EXTRACTOR ESPACIAL</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20T14:58:34.802466784</meta:creation-date>
    <dc:date>2016-04-23T16:00:04.304722274</dc:date>
    <meta:editing-duration>PT11H34M39S</meta:editing-duration>
    <meta:editing-cycles>10</meta:editing-cycles>
    <meta:generator>LibreOffice/4.4.6.3$Linux_x86 LibreOffice_project/40m0$Build-3</meta:generator>
    <meta:document-statistic meta:table-count="0" meta:image-count="1" meta:object-count="0" meta:page-count="13" meta:paragraph-count="57" meta:word-count="851" meta:character-count="5789" meta:non-whitespace-character-count="4884"/>
  </office:meta>
</office:document-meta>
</file>